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TICONA CALIZAYA, MELITON PORFIRI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CRIOLLOS</text:span></text:p>
            <text:p text:style-name="P7">Cant.Cajas(Ped 1):<text:span text:style-name="T4">15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POLLOS BB</text:span></text:p>
            <text:p text:style-name="P7">Cant.Cajas(Ped 2):<text:span text:style-name="T4">27</text:span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6T22:50:4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